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cm" svg:stroke-color="#666666" draw:marker-start-width="0.25cm" draw:marker-end-width="0.25cm" draw:fill="none" draw:textarea-vertical-align="middle" fo:padding-top="0.13cm" fo:padding-bottom="0.13cm" fo:padding-left="0.255cm" fo:padding-right="0.255cm"/>
    </style:style>
    <style:style style:name="gr2" style:family="graphic">
      <style:graphic-properties style:protect="position size"/>
    </style:style>
    <style:style style:name="gr3" style:family="graphic" style:parent-style-name="objectwithoutfill">
      <style:graphic-properties svg:stroke-width="0.01cm" svg:stroke-color="#333333" draw:marker-start-width="0.25cm" draw:marker-end-width="0.25cm" draw:fill="none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6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7" style:family="graphic" style:parent-style-name="objectwithoutfill">
      <style:graphic-properties svg:stroke-width="0.06cm" draw:marker-start-width="0.29cm" draw:marker-end-width="0.29cm" draw:fill="none" draw:textarea-vertical-align="middle" fo:padding-top="0.155cm" fo:padding-bottom="0.155cm" fo:padding-left="0.28cm" fo:padding-right="0.28cm"/>
    </style:style>
    <style:style style:name="gr8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</style:style>
    <style:style style:name="gr9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0.4cm" fo:text-align="center"/>
    </style:style>
    <style:style style:name="P3" style:family="paragraph">
      <loext:graphic-properties draw:fill="none" draw:fill-color="#ffffff"/>
      <style:paragraph-properties fo:line-height="0.4cm" fo:text-align="center" style:writing-mode="lr-tb"/>
      <style:text-properties fo:font-size="11pt" fo:font-weight="bold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g>
                <draw:line draw:style-name="gr1" draw:text-style-name="P1" draw:layer="layout" svg:x1="0.9cm" svg:y1="19.5cm" svg:x2="10.5cm" svg:y2="19.5cm">
                  <text:p/>
                </draw:line>
                <draw:line draw:style-name="gr1" draw:text-style-name="P1" draw:layer="layout" svg:x1="0.9cm" svg:y1="19.9cm" svg:x2="10.5cm" svg:y2="19.9cm">
                  <text:p/>
                </draw:line>
                <draw:line draw:style-name="gr1" draw:text-style-name="P1" draw:layer="layout" svg:x1="0.9cm" svg:y1="20.3cm" svg:x2="10.5cm" svg:y2="20.3cm">
                  <text:p/>
                </draw:line>
                <draw:line draw:style-name="gr1" draw:text-style-name="P1" draw:layer="layout" svg:x1="0.9cm" svg:y1="20.7cm" svg:x2="10.5cm" svg:y2="20.7cm">
                  <text:p/>
                </draw:line>
              </draw:g>
              <draw:g>
                <draw:line draw:style-name="gr1" draw:text-style-name="P1" draw:layer="layout" svg:x1="0.9cm" svg:y1="21.1cm" svg:x2="10.5cm" svg:y2="21.1cm">
                  <text:p/>
                </draw:line>
                <draw:line draw:style-name="gr1" draw:text-style-name="P1" draw:layer="layout" svg:x1="0.9cm" svg:y1="21.5cm" svg:x2="10.5cm" svg:y2="21.5cm">
                  <text:p/>
                </draw:line>
                <draw:line draw:style-name="gr1" draw:text-style-name="P1" draw:layer="layout" svg:x1="0.9cm" svg:y1="21.9cm" svg:x2="10.5cm" svg:y2="21.9cm">
                  <text:p/>
                </draw:line>
                <draw:line draw:style-name="gr1" draw:text-style-name="P1" draw:layer="layout" svg:x1="0.9cm" svg:y1="22.3cm" svg:x2="10.5cm" svg:y2="22.3cm">
                  <text:p/>
                </draw:line>
              </draw:g>
              <draw:g>
                <draw:line draw:style-name="gr1" draw:text-style-name="P1" draw:layer="layout" svg:x1="0.9cm" svg:y1="22.7cm" svg:x2="10.5cm" svg:y2="22.7cm">
                  <text:p/>
                </draw:line>
                <draw:line draw:style-name="gr1" draw:text-style-name="P1" draw:layer="layout" svg:x1="0.9cm" svg:y1="23.1cm" svg:x2="10.5cm" svg:y2="23.1cm">
                  <text:p/>
                </draw:line>
                <draw:line draw:style-name="gr1" draw:text-style-name="P1" draw:layer="layout" svg:x1="0.9cm" svg:y1="23.5cm" svg:x2="10.5cm" svg:y2="23.5cm">
                  <text:p/>
                </draw:line>
                <draw:line draw:style-name="gr1" draw:text-style-name="P1" draw:layer="layout" svg:x1="0.9cm" svg:y1="23.9cm" svg:x2="10.5cm" svg:y2="23.9cm">
                  <text:p/>
                </draw:line>
              </draw:g>
              <draw:g>
                <draw:line draw:style-name="gr1" draw:text-style-name="P1" draw:layer="layout" svg:x1="0.9cm" svg:y1="24.3cm" svg:x2="10.5cm" svg:y2="24.3cm">
                  <text:p/>
                </draw:line>
                <draw:line draw:style-name="gr1" draw:text-style-name="P1" draw:layer="layout" svg:x1="0.9cm" svg:y1="24.7cm" svg:x2="10.5cm" svg:y2="24.7cm">
                  <text:p/>
                </draw:line>
                <draw:line draw:style-name="gr1" draw:text-style-name="P1" draw:layer="layout" svg:x1="0.9cm" svg:y1="25.1cm" svg:x2="10.5cm" svg:y2="25.1cm">
                  <text:p/>
                </draw:line>
                <draw:line draw:style-name="gr1" draw:text-style-name="P1" draw:layer="layout" svg:x1="0.9cm" svg:y1="25.5cm" svg:x2="10.5cm" svg:y2="25.5cm">
                  <text:p/>
                </draw:line>
              </draw:g>
              <draw:g>
                <draw:line draw:style-name="gr1" draw:text-style-name="P1" draw:layer="layout" svg:x1="0.9cm" svg:y1="25.9cm" svg:x2="10.5cm" svg:y2="25.9cm">
                  <text:p/>
                </draw:line>
                <draw:line draw:style-name="gr1" draw:text-style-name="P1" draw:layer="layout" svg:x1="0.9cm" svg:y1="26.3cm" svg:x2="10.5cm" svg:y2="26.3cm">
                  <text:p/>
                </draw:line>
                <draw:line draw:style-name="gr1" draw:text-style-name="P1" draw:layer="layout" svg:x1="0.9cm" svg:y1="26.7cm" svg:x2="10.5cm" svg:y2="26.7cm">
                  <text:p/>
                </draw:line>
                <draw:line draw:style-name="gr1" draw:text-style-name="P1" draw:layer="layout" svg:x1="0.9cm" svg:y1="27.1cm" svg:x2="10.5cm" svg:y2="27.1cm">
                  <text:p/>
                </draw:line>
              </draw:g>
              <draw:line draw:style-name="gr1" draw:text-style-name="P1" draw:layer="layout" svg:x1="0.9cm" svg:y1="27.5cm" svg:x2="10.5cm" svg:y2="27.5cm">
                <text:p/>
              </draw:line>
            </draw:g>
            <draw:g>
              <draw:g>
                <draw:line draw:style-name="gr1" draw:text-style-name="P1" draw:layer="layout" svg:x1="1.3cm" svg:y1="19.1cm" svg:x2="1.3cm" svg:y2="27.9cm">
                  <text:p/>
                </draw:line>
                <draw:line draw:style-name="gr1" draw:text-style-name="P1" draw:layer="layout" svg:x1="1.7cm" svg:y1="19.1cm" svg:x2="1.7cm" svg:y2="27.9cm">
                  <text:p/>
                </draw:line>
                <draw:line draw:style-name="gr1" draw:text-style-name="P1" draw:layer="layout" svg:x1="2.1cm" svg:y1="19.1cm" svg:x2="2.1cm" svg:y2="27.9cm">
                  <text:p/>
                </draw:line>
                <draw:line draw:style-name="gr1" draw:text-style-name="P1" draw:layer="layout" svg:x1="2.5cm" svg:y1="19.1cm" svg:x2="2.5cm" svg:y2="27.9cm">
                  <text:p/>
                </draw:line>
              </draw:g>
              <draw:g>
                <draw:line draw:style-name="gr1" draw:text-style-name="P1" draw:layer="layout" svg:x1="2.9cm" svg:y1="19.1cm" svg:x2="2.9cm" svg:y2="27.9cm">
                  <text:p/>
                </draw:line>
                <draw:line draw:style-name="gr1" draw:text-style-name="P1" draw:layer="layout" svg:x1="3.3cm" svg:y1="19.1cm" svg:x2="3.3cm" svg:y2="27.9cm">
                  <text:p/>
                </draw:line>
                <draw:line draw:style-name="gr1" draw:text-style-name="P1" draw:layer="layout" svg:x1="3.7cm" svg:y1="19.1cm" svg:x2="3.7cm" svg:y2="27.9cm">
                  <text:p/>
                </draw:line>
                <draw:line draw:style-name="gr1" draw:text-style-name="P1" draw:layer="layout" svg:x1="4.1cm" svg:y1="19.1cm" svg:x2="4.1cm" svg:y2="27.9cm">
                  <text:p/>
                </draw:line>
              </draw:g>
              <draw:g>
                <draw:line draw:style-name="gr1" draw:text-style-name="P1" draw:layer="layout" svg:x1="4.5cm" svg:y1="19.1cm" svg:x2="4.5cm" svg:y2="27.9cm">
                  <text:p/>
                </draw:line>
                <draw:line draw:style-name="gr1" draw:text-style-name="P1" draw:layer="layout" svg:x1="4.9cm" svg:y1="19.1cm" svg:x2="4.9cm" svg:y2="27.9cm">
                  <text:p/>
                </draw:line>
                <draw:line draw:style-name="gr1" draw:text-style-name="P1" draw:layer="layout" svg:x1="5.3cm" svg:y1="19.1cm" svg:x2="5.3cm" svg:y2="27.9cm">
                  <text:p/>
                </draw:line>
                <draw:line draw:style-name="gr1" draw:text-style-name="P1" draw:layer="layout" svg:x1="5.7cm" svg:y1="19.1cm" svg:x2="5.7cm" svg:y2="27.9cm">
                  <text:p/>
                </draw:line>
              </draw:g>
              <draw:g>
                <draw:line draw:style-name="gr1" draw:text-style-name="P1" draw:layer="layout" svg:x1="6.1cm" svg:y1="19.1cm" svg:x2="6.1cm" svg:y2="27.9cm">
                  <text:p/>
                </draw:line>
                <draw:line draw:style-name="gr1" draw:text-style-name="P1" draw:layer="layout" svg:x1="6.5cm" svg:y1="19.1cm" svg:x2="6.5cm" svg:y2="27.9cm">
                  <text:p/>
                </draw:line>
                <draw:line draw:style-name="gr1" draw:text-style-name="P1" draw:layer="layout" svg:x1="6.9cm" svg:y1="19.1cm" svg:x2="6.9cm" svg:y2="27.9cm">
                  <text:p/>
                </draw:line>
                <draw:line draw:style-name="gr1" draw:text-style-name="P1" draw:layer="layout" svg:x1="7.3cm" svg:y1="19.1cm" svg:x2="7.3cm" svg:y2="27.9cm">
                  <text:p/>
                </draw:line>
              </draw:g>
              <draw:g>
                <draw:line draw:style-name="gr1" draw:text-style-name="P1" draw:layer="layout" svg:x1="7.7cm" svg:y1="19.1cm" svg:x2="7.7cm" svg:y2="27.9cm">
                  <text:p/>
                </draw:line>
                <draw:line draw:style-name="gr1" draw:text-style-name="P1" draw:layer="layout" svg:x1="8.1cm" svg:y1="19.1cm" svg:x2="8.1cm" svg:y2="27.9cm">
                  <text:p/>
                </draw:line>
                <draw:line draw:style-name="gr1" draw:text-style-name="P1" draw:layer="layout" svg:x1="8.5cm" svg:y1="19.1cm" svg:x2="8.5cm" svg:y2="27.9cm">
                  <text:p/>
                </draw:line>
                <draw:line draw:style-name="gr1" draw:text-style-name="P1" draw:layer="layout" svg:x1="8.9cm" svg:y1="19.1cm" svg:x2="8.9cm" svg:y2="27.9cm">
                  <text:p/>
                </draw:line>
              </draw:g>
              <draw:line draw:style-name="gr1" draw:text-style-name="P1" draw:layer="layout" svg:x1="9.3cm" svg:y1="19.1cm" svg:x2="9.3cm" svg:y2="27.9cm">
                <text:p/>
              </draw:line>
              <draw:line draw:style-name="gr1" draw:text-style-name="P1" draw:layer="layout" svg:x1="9.7cm" svg:y1="19.1cm" svg:x2="9.7cm" svg:y2="27.9cm">
                <text:p/>
              </draw:line>
              <draw:line draw:style-name="gr1" draw:text-style-name="P1" draw:layer="layout" svg:x1="10.1cm" svg:y1="19.1cm" svg:x2="10.1cm" svg:y2="27.9cm">
                <text:p/>
              </draw:line>
            </draw:g>
          </draw:g>
          <draw:g>
            <draw:g>
              <draw:g>
                <draw:line draw:style-name="gr1" draw:text-style-name="P1" draw:layer="layout" svg:x1="10.1cm" svg:y1="19.5cm" svg:x2="19.7cm" svg:y2="19.5cm">
                  <text:p/>
                </draw:line>
                <draw:line draw:style-name="gr1" draw:text-style-name="P1" draw:layer="layout" svg:x1="10.1cm" svg:y1="19.9cm" svg:x2="19.7cm" svg:y2="19.9cm">
                  <text:p/>
                </draw:line>
                <draw:line draw:style-name="gr1" draw:text-style-name="P1" draw:layer="layout" svg:x1="10.1cm" svg:y1="20.3cm" svg:x2="19.7cm" svg:y2="20.3cm">
                  <text:p/>
                </draw:line>
                <draw:line draw:style-name="gr1" draw:text-style-name="P1" draw:layer="layout" svg:x1="10.1cm" svg:y1="20.7cm" svg:x2="19.7cm" svg:y2="20.7cm">
                  <text:p/>
                </draw:line>
              </draw:g>
              <draw:g>
                <draw:line draw:style-name="gr1" draw:text-style-name="P1" draw:layer="layout" svg:x1="10.1cm" svg:y1="21.1cm" svg:x2="19.7cm" svg:y2="21.1cm">
                  <text:p/>
                </draw:line>
                <draw:line draw:style-name="gr1" draw:text-style-name="P1" draw:layer="layout" svg:x1="10.1cm" svg:y1="21.5cm" svg:x2="19.7cm" svg:y2="21.5cm">
                  <text:p/>
                </draw:line>
                <draw:line draw:style-name="gr1" draw:text-style-name="P1" draw:layer="layout" svg:x1="10.1cm" svg:y1="21.9cm" svg:x2="19.7cm" svg:y2="21.9cm">
                  <text:p/>
                </draw:line>
                <draw:line draw:style-name="gr1" draw:text-style-name="P1" draw:layer="layout" svg:x1="10.1cm" svg:y1="22.3cm" svg:x2="19.7cm" svg:y2="22.3cm">
                  <text:p/>
                </draw:line>
              </draw:g>
              <draw:g>
                <draw:line draw:style-name="gr1" draw:text-style-name="P1" draw:layer="layout" svg:x1="10.1cm" svg:y1="22.7cm" svg:x2="19.7cm" svg:y2="22.7cm">
                  <text:p/>
                </draw:line>
                <draw:line draw:style-name="gr1" draw:text-style-name="P1" draw:layer="layout" svg:x1="10.1cm" svg:y1="23.1cm" svg:x2="19.7cm" svg:y2="23.1cm">
                  <text:p/>
                </draw:line>
                <draw:line draw:style-name="gr1" draw:text-style-name="P1" draw:layer="layout" svg:x1="10.1cm" svg:y1="23.5cm" svg:x2="19.7cm" svg:y2="23.5cm">
                  <text:p/>
                </draw:line>
                <draw:line draw:style-name="gr1" draw:text-style-name="P1" draw:layer="layout" svg:x1="10.1cm" svg:y1="23.9cm" svg:x2="19.7cm" svg:y2="23.9cm">
                  <text:p/>
                </draw:line>
              </draw:g>
              <draw:g>
                <draw:line draw:style-name="gr1" draw:text-style-name="P1" draw:layer="layout" svg:x1="10.1cm" svg:y1="24.3cm" svg:x2="19.7cm" svg:y2="24.3cm">
                  <text:p/>
                </draw:line>
                <draw:line draw:style-name="gr1" draw:text-style-name="P1" draw:layer="layout" svg:x1="10.1cm" svg:y1="24.7cm" svg:x2="19.7cm" svg:y2="24.7cm">
                  <text:p/>
                </draw:line>
                <draw:line draw:style-name="gr1" draw:text-style-name="P1" draw:layer="layout" svg:x1="10.1cm" svg:y1="25.1cm" svg:x2="19.7cm" svg:y2="25.1cm">
                  <text:p/>
                </draw:line>
                <draw:line draw:style-name="gr1" draw:text-style-name="P1" draw:layer="layout" svg:x1="10.1cm" svg:y1="25.5cm" svg:x2="19.7cm" svg:y2="25.5cm">
                  <text:p/>
                </draw:line>
              </draw:g>
              <draw:g>
                <draw:line draw:style-name="gr1" draw:text-style-name="P1" draw:layer="layout" svg:x1="10.1cm" svg:y1="25.9cm" svg:x2="19.7cm" svg:y2="25.9cm">
                  <text:p/>
                </draw:line>
                <draw:line draw:style-name="gr1" draw:text-style-name="P1" draw:layer="layout" svg:x1="10.1cm" svg:y1="26.3cm" svg:x2="19.7cm" svg:y2="26.3cm">
                  <text:p/>
                </draw:line>
                <draw:line draw:style-name="gr1" draw:text-style-name="P1" draw:layer="layout" svg:x1="10.1cm" svg:y1="26.7cm" svg:x2="19.7cm" svg:y2="26.7cm">
                  <text:p/>
                </draw:line>
                <draw:line draw:style-name="gr1" draw:text-style-name="P1" draw:layer="layout" svg:x1="10.1cm" svg:y1="27.1cm" svg:x2="19.7cm" svg:y2="27.1cm">
                  <text:p/>
                </draw:line>
              </draw:g>
              <draw:line draw:style-name="gr1" draw:text-style-name="P1" draw:layer="layout" svg:x1="10.1cm" svg:y1="27.5cm" svg:x2="19.7cm" svg:y2="27.5cm">
                <text:p/>
              </draw:line>
            </draw:g>
            <draw:g>
              <draw:g>
                <draw:line draw:style-name="gr1" draw:text-style-name="P1" draw:layer="layout" svg:x1="10.5cm" svg:y1="19.1cm" svg:x2="10.5cm" svg:y2="27.9cm">
                  <text:p/>
                </draw:line>
                <draw:line draw:style-name="gr1" draw:text-style-name="P1" draw:layer="layout" svg:x1="10.9cm" svg:y1="19.1cm" svg:x2="10.9cm" svg:y2="27.9cm">
                  <text:p/>
                </draw:line>
                <draw:line draw:style-name="gr1" draw:text-style-name="P1" draw:layer="layout" svg:x1="11.3cm" svg:y1="19.1cm" svg:x2="11.3cm" svg:y2="27.9cm">
                  <text:p/>
                </draw:line>
                <draw:line draw:style-name="gr1" draw:text-style-name="P1" draw:layer="layout" svg:x1="11.7cm" svg:y1="19.1cm" svg:x2="11.7cm" svg:y2="27.9cm">
                  <text:p/>
                </draw:line>
              </draw:g>
              <draw:g>
                <draw:line draw:style-name="gr1" draw:text-style-name="P1" draw:layer="layout" svg:x1="12.1cm" svg:y1="19.1cm" svg:x2="12.1cm" svg:y2="27.9cm">
                  <text:p/>
                </draw:line>
                <draw:line draw:style-name="gr1" draw:text-style-name="P1" draw:layer="layout" svg:x1="12.5cm" svg:y1="19.1cm" svg:x2="12.5cm" svg:y2="27.9cm">
                  <text:p/>
                </draw:line>
                <draw:line draw:style-name="gr1" draw:text-style-name="P1" draw:layer="layout" svg:x1="12.9cm" svg:y1="19.1cm" svg:x2="12.9cm" svg:y2="27.9cm">
                  <text:p/>
                </draw:line>
                <draw:line draw:style-name="gr1" draw:text-style-name="P1" draw:layer="layout" svg:x1="13.3cm" svg:y1="19.1cm" svg:x2="13.3cm" svg:y2="27.9cm">
                  <text:p/>
                </draw:line>
              </draw:g>
              <draw:g>
                <draw:line draw:style-name="gr1" draw:text-style-name="P1" draw:layer="layout" svg:x1="13.7cm" svg:y1="19.1cm" svg:x2="13.7cm" svg:y2="27.9cm">
                  <text:p/>
                </draw:line>
                <draw:line draw:style-name="gr1" draw:text-style-name="P1" draw:layer="layout" svg:x1="14.1cm" svg:y1="19.1cm" svg:x2="14.1cm" svg:y2="27.9cm">
                  <text:p/>
                </draw:line>
                <draw:line draw:style-name="gr1" draw:text-style-name="P1" draw:layer="layout" svg:x1="14.5cm" svg:y1="19.1cm" svg:x2="14.5cm" svg:y2="27.9cm">
                  <text:p/>
                </draw:line>
                <draw:line draw:style-name="gr1" draw:text-style-name="P1" draw:layer="layout" svg:x1="14.9cm" svg:y1="19.1cm" svg:x2="14.9cm" svg:y2="27.9cm">
                  <text:p/>
                </draw:line>
              </draw:g>
              <draw:g>
                <draw:line draw:style-name="gr1" draw:text-style-name="P1" draw:layer="layout" svg:x1="15.3cm" svg:y1="19.1cm" svg:x2="15.3cm" svg:y2="27.9cm">
                  <text:p/>
                </draw:line>
                <draw:line draw:style-name="gr1" draw:text-style-name="P1" draw:layer="layout" svg:x1="15.7cm" svg:y1="19.1cm" svg:x2="15.7cm" svg:y2="27.9cm">
                  <text:p/>
                </draw:line>
                <draw:line draw:style-name="gr1" draw:text-style-name="P1" draw:layer="layout" svg:x1="16.1cm" svg:y1="19.1cm" svg:x2="16.1cm" svg:y2="27.9cm">
                  <text:p/>
                </draw:line>
                <draw:line draw:style-name="gr1" draw:text-style-name="P1" draw:layer="layout" svg:x1="16.5cm" svg:y1="19.1cm" svg:x2="16.5cm" svg:y2="27.9cm">
                  <text:p/>
                </draw:line>
              </draw:g>
              <draw:g>
                <draw:line draw:style-name="gr1" draw:text-style-name="P1" draw:layer="layout" svg:x1="16.9cm" svg:y1="19.1cm" svg:x2="16.9cm" svg:y2="27.9cm">
                  <text:p/>
                </draw:line>
                <draw:line draw:style-name="gr1" draw:text-style-name="P1" draw:layer="layout" svg:x1="17.3cm" svg:y1="19.1cm" svg:x2="17.3cm" svg:y2="27.9cm">
                  <text:p/>
                </draw:line>
                <draw:line draw:style-name="gr1" draw:text-style-name="P1" draw:layer="layout" svg:x1="17.7cm" svg:y1="19.1cm" svg:x2="17.7cm" svg:y2="27.9cm">
                  <text:p/>
                </draw:line>
                <draw:line draw:style-name="gr1" draw:text-style-name="P1" draw:layer="layout" svg:x1="18.1cm" svg:y1="19.1cm" svg:x2="18.1cm" svg:y2="27.9cm">
                  <text:p/>
                </draw:line>
              </draw:g>
              <draw:line draw:style-name="gr1" draw:text-style-name="P1" draw:layer="layout" svg:x1="18.5cm" svg:y1="19.1cm" svg:x2="18.5cm" svg:y2="27.9cm">
                <text:p/>
              </draw:line>
              <draw:line draw:style-name="gr1" draw:text-style-name="P1" draw:layer="layout" svg:x1="18.9cm" svg:y1="19.1cm" svg:x2="18.9cm" svg:y2="27.9cm">
                <text:p/>
              </draw:line>
              <draw:line draw:style-name="gr1" draw:text-style-name="P1" draw:layer="layout" svg:x1="19.3cm" svg:y1="19.1cm" svg:x2="19.3cm" svg:y2="27.9cm">
                <text:p/>
              </draw:line>
            </draw:g>
          </draw:g>
        </draw:g>
        <draw:g draw:style-name="gr2">
          <draw:g>
            <draw:g>
              <draw:g>
                <draw:line draw:style-name="gr1" draw:text-style-name="P1" draw:layer="layout" svg:x1="0.9cm" svg:y1="11.1cm" svg:x2="10.5cm" svg:y2="11.1cm">
                  <text:p/>
                </draw:line>
                <draw:line draw:style-name="gr1" draw:text-style-name="P1" draw:layer="layout" svg:x1="0.9cm" svg:y1="11.5cm" svg:x2="10.5cm" svg:y2="11.5cm">
                  <text:p/>
                </draw:line>
                <draw:line draw:style-name="gr1" draw:text-style-name="P1" draw:layer="layout" svg:x1="0.9cm" svg:y1="11.9cm" svg:x2="10.5cm" svg:y2="11.9cm">
                  <text:p/>
                </draw:line>
                <draw:line draw:style-name="gr1" draw:text-style-name="P1" draw:layer="layout" svg:x1="0.9cm" svg:y1="12.3cm" svg:x2="10.5cm" svg:y2="12.3cm">
                  <text:p/>
                </draw:line>
              </draw:g>
              <draw:g>
                <draw:line draw:style-name="gr1" draw:text-style-name="P1" draw:layer="layout" svg:x1="0.9cm" svg:y1="12.7cm" svg:x2="10.5cm" svg:y2="12.7cm">
                  <text:p/>
                </draw:line>
                <draw:line draw:style-name="gr1" draw:text-style-name="P1" draw:layer="layout" svg:x1="0.9cm" svg:y1="13.1cm" svg:x2="10.5cm" svg:y2="13.1cm">
                  <text:p/>
                </draw:line>
                <draw:line draw:style-name="gr1" draw:text-style-name="P1" draw:layer="layout" svg:x1="0.9cm" svg:y1="13.5cm" svg:x2="10.5cm" svg:y2="13.5cm">
                  <text:p/>
                </draw:line>
                <draw:line draw:style-name="gr1" draw:text-style-name="P1" draw:layer="layout" svg:x1="0.9cm" svg:y1="13.9cm" svg:x2="10.5cm" svg:y2="13.9cm">
                  <text:p/>
                </draw:line>
              </draw:g>
              <draw:g>
                <draw:line draw:style-name="gr1" draw:text-style-name="P1" draw:layer="layout" svg:x1="0.9cm" svg:y1="14.3cm" svg:x2="10.5cm" svg:y2="14.3cm">
                  <text:p/>
                </draw:line>
                <draw:line draw:style-name="gr1" draw:text-style-name="P1" draw:layer="layout" svg:x1="0.9cm" svg:y1="14.7cm" svg:x2="10.5cm" svg:y2="14.7cm">
                  <text:p/>
                </draw:line>
                <draw:line draw:style-name="gr1" draw:text-style-name="P1" draw:layer="layout" svg:x1="0.9cm" svg:y1="15.1cm" svg:x2="10.5cm" svg:y2="15.1cm">
                  <text:p/>
                </draw:line>
                <draw:line draw:style-name="gr1" draw:text-style-name="P1" draw:layer="layout" svg:x1="0.9cm" svg:y1="15.5cm" svg:x2="10.5cm" svg:y2="15.5cm">
                  <text:p/>
                </draw:line>
              </draw:g>
              <draw:g>
                <draw:line draw:style-name="gr1" draw:text-style-name="P1" draw:layer="layout" svg:x1="0.9cm" svg:y1="15.9cm" svg:x2="10.5cm" svg:y2="15.9cm">
                  <text:p/>
                </draw:line>
                <draw:line draw:style-name="gr1" draw:text-style-name="P1" draw:layer="layout" svg:x1="0.9cm" svg:y1="16.3cm" svg:x2="10.5cm" svg:y2="16.3cm">
                  <text:p/>
                </draw:line>
                <draw:line draw:style-name="gr1" draw:text-style-name="P1" draw:layer="layout" svg:x1="0.9cm" svg:y1="16.7cm" svg:x2="10.5cm" svg:y2="16.7cm">
                  <text:p/>
                </draw:line>
                <draw:line draw:style-name="gr1" draw:text-style-name="P1" draw:layer="layout" svg:x1="0.9cm" svg:y1="17.1cm" svg:x2="10.5cm" svg:y2="17.1cm">
                  <text:p/>
                </draw:line>
              </draw:g>
              <draw:g>
                <draw:line draw:style-name="gr1" draw:text-style-name="P1" draw:layer="layout" svg:x1="0.9cm" svg:y1="17.5cm" svg:x2="10.5cm" svg:y2="17.5cm">
                  <text:p/>
                </draw:line>
                <draw:line draw:style-name="gr1" draw:text-style-name="P1" draw:layer="layout" svg:x1="0.9cm" svg:y1="17.9cm" svg:x2="10.5cm" svg:y2="17.9cm">
                  <text:p/>
                </draw:line>
                <draw:line draw:style-name="gr1" draw:text-style-name="P1" draw:layer="layout" svg:x1="0.9cm" svg:y1="18.3cm" svg:x2="10.5cm" svg:y2="18.3cm">
                  <text:p/>
                </draw:line>
                <draw:line draw:style-name="gr1" draw:text-style-name="P1" draw:layer="layout" svg:x1="0.9cm" svg:y1="18.7cm" svg:x2="10.5cm" svg:y2="18.7cm">
                  <text:p/>
                </draw:line>
              </draw:g>
              <draw:line draw:style-name="gr1" draw:text-style-name="P1" draw:layer="layout" svg:x1="0.9cm" svg:y1="19.1cm" svg:x2="10.5cm" svg:y2="19.1cm">
                <text:p/>
              </draw:line>
            </draw:g>
            <draw:g>
              <draw:g>
                <draw:line draw:style-name="gr1" draw:text-style-name="P1" draw:layer="layout" svg:x1="1.3cm" svg:y1="10.7cm" svg:x2="1.3cm" svg:y2="19.5cm">
                  <text:p/>
                </draw:line>
                <draw:line draw:style-name="gr1" draw:text-style-name="P1" draw:layer="layout" svg:x1="1.7cm" svg:y1="10.7cm" svg:x2="1.7cm" svg:y2="19.5cm">
                  <text:p/>
                </draw:line>
                <draw:line draw:style-name="gr1" draw:text-style-name="P1" draw:layer="layout" svg:x1="2.1cm" svg:y1="10.7cm" svg:x2="2.1cm" svg:y2="19.5cm">
                  <text:p/>
                </draw:line>
                <draw:line draw:style-name="gr1" draw:text-style-name="P1" draw:layer="layout" svg:x1="2.5cm" svg:y1="10.7cm" svg:x2="2.5cm" svg:y2="19.5cm">
                  <text:p/>
                </draw:line>
              </draw:g>
              <draw:g>
                <draw:line draw:style-name="gr1" draw:text-style-name="P1" draw:layer="layout" svg:x1="2.9cm" svg:y1="10.7cm" svg:x2="2.9cm" svg:y2="19.5cm">
                  <text:p/>
                </draw:line>
                <draw:line draw:style-name="gr1" draw:text-style-name="P1" draw:layer="layout" svg:x1="3.3cm" svg:y1="10.7cm" svg:x2="3.3cm" svg:y2="19.5cm">
                  <text:p/>
                </draw:line>
                <draw:line draw:style-name="gr1" draw:text-style-name="P1" draw:layer="layout" svg:x1="3.7cm" svg:y1="10.7cm" svg:x2="3.7cm" svg:y2="19.5cm">
                  <text:p/>
                </draw:line>
                <draw:line draw:style-name="gr1" draw:text-style-name="P1" draw:layer="layout" svg:x1="4.1cm" svg:y1="10.7cm" svg:x2="4.1cm" svg:y2="19.5cm">
                  <text:p/>
                </draw:line>
              </draw:g>
              <draw:g>
                <draw:line draw:style-name="gr1" draw:text-style-name="P1" draw:layer="layout" svg:x1="4.5cm" svg:y1="10.7cm" svg:x2="4.5cm" svg:y2="19.5cm">
                  <text:p/>
                </draw:line>
                <draw:line draw:style-name="gr1" draw:text-style-name="P1" draw:layer="layout" svg:x1="4.9cm" svg:y1="10.7cm" svg:x2="4.9cm" svg:y2="19.5cm">
                  <text:p/>
                </draw:line>
                <draw:line draw:style-name="gr1" draw:text-style-name="P1" draw:layer="layout" svg:x1="5.3cm" svg:y1="10.7cm" svg:x2="5.3cm" svg:y2="19.5cm">
                  <text:p/>
                </draw:line>
                <draw:line draw:style-name="gr1" draw:text-style-name="P1" draw:layer="layout" svg:x1="5.7cm" svg:y1="10.7cm" svg:x2="5.7cm" svg:y2="19.5cm">
                  <text:p/>
                </draw:line>
              </draw:g>
              <draw:g>
                <draw:line draw:style-name="gr1" draw:text-style-name="P1" draw:layer="layout" svg:x1="6.1cm" svg:y1="10.7cm" svg:x2="6.1cm" svg:y2="19.5cm">
                  <text:p/>
                </draw:line>
                <draw:line draw:style-name="gr1" draw:text-style-name="P1" draw:layer="layout" svg:x1="6.5cm" svg:y1="10.7cm" svg:x2="6.5cm" svg:y2="19.5cm">
                  <text:p/>
                </draw:line>
                <draw:line draw:style-name="gr1" draw:text-style-name="P1" draw:layer="layout" svg:x1="6.9cm" svg:y1="10.7cm" svg:x2="6.9cm" svg:y2="19.5cm">
                  <text:p/>
                </draw:line>
                <draw:line draw:style-name="gr1" draw:text-style-name="P1" draw:layer="layout" svg:x1="7.3cm" svg:y1="10.7cm" svg:x2="7.3cm" svg:y2="19.5cm">
                  <text:p/>
                </draw:line>
              </draw:g>
              <draw:g>
                <draw:line draw:style-name="gr1" draw:text-style-name="P1" draw:layer="layout" svg:x1="7.7cm" svg:y1="10.7cm" svg:x2="7.7cm" svg:y2="19.5cm">
                  <text:p/>
                </draw:line>
                <draw:line draw:style-name="gr1" draw:text-style-name="P1" draw:layer="layout" svg:x1="8.1cm" svg:y1="10.7cm" svg:x2="8.1cm" svg:y2="19.5cm">
                  <text:p/>
                </draw:line>
                <draw:line draw:style-name="gr1" draw:text-style-name="P1" draw:layer="layout" svg:x1="8.5cm" svg:y1="10.7cm" svg:x2="8.5cm" svg:y2="19.5cm">
                  <text:p/>
                </draw:line>
                <draw:line draw:style-name="gr1" draw:text-style-name="P1" draw:layer="layout" svg:x1="8.9cm" svg:y1="10.7cm" svg:x2="8.9cm" svg:y2="19.5cm">
                  <text:p/>
                </draw:line>
              </draw:g>
              <draw:line draw:style-name="gr1" draw:text-style-name="P1" draw:layer="layout" svg:x1="9.3cm" svg:y1="10.7cm" svg:x2="9.3cm" svg:y2="19.5cm">
                <text:p/>
              </draw:line>
              <draw:line draw:style-name="gr1" draw:text-style-name="P1" draw:layer="layout" svg:x1="9.7cm" svg:y1="10.7cm" svg:x2="9.7cm" svg:y2="19.5cm">
                <text:p/>
              </draw:line>
              <draw:line draw:style-name="gr1" draw:text-style-name="P1" draw:layer="layout" svg:x1="10.1cm" svg:y1="10.7cm" svg:x2="10.1cm" svg:y2="19.5cm">
                <text:p/>
              </draw:line>
            </draw:g>
          </draw:g>
          <draw:g>
            <draw:g>
              <draw:g>
                <draw:line draw:style-name="gr1" draw:text-style-name="P1" draw:layer="layout" svg:x1="10.1cm" svg:y1="11.1cm" svg:x2="19.7cm" svg:y2="11.1cm">
                  <text:p/>
                </draw:line>
                <draw:line draw:style-name="gr1" draw:text-style-name="P1" draw:layer="layout" svg:x1="10.1cm" svg:y1="11.5cm" svg:x2="19.7cm" svg:y2="11.5cm">
                  <text:p/>
                </draw:line>
                <draw:line draw:style-name="gr1" draw:text-style-name="P1" draw:layer="layout" svg:x1="10.1cm" svg:y1="11.9cm" svg:x2="19.7cm" svg:y2="11.9cm">
                  <text:p/>
                </draw:line>
                <draw:line draw:style-name="gr1" draw:text-style-name="P1" draw:layer="layout" svg:x1="10.1cm" svg:y1="12.3cm" svg:x2="19.7cm" svg:y2="12.3cm">
                  <text:p/>
                </draw:line>
              </draw:g>
              <draw:g>
                <draw:line draw:style-name="gr1" draw:text-style-name="P1" draw:layer="layout" svg:x1="10.1cm" svg:y1="12.7cm" svg:x2="19.7cm" svg:y2="12.7cm">
                  <text:p/>
                </draw:line>
                <draw:line draw:style-name="gr1" draw:text-style-name="P1" draw:layer="layout" svg:x1="10.1cm" svg:y1="13.1cm" svg:x2="19.7cm" svg:y2="13.1cm">
                  <text:p/>
                </draw:line>
                <draw:line draw:style-name="gr1" draw:text-style-name="P1" draw:layer="layout" svg:x1="10.1cm" svg:y1="13.5cm" svg:x2="19.7cm" svg:y2="13.5cm">
                  <text:p/>
                </draw:line>
                <draw:line draw:style-name="gr1" draw:text-style-name="P1" draw:layer="layout" svg:x1="10.1cm" svg:y1="13.9cm" svg:x2="19.7cm" svg:y2="13.9cm">
                  <text:p/>
                </draw:line>
              </draw:g>
              <draw:g>
                <draw:line draw:style-name="gr1" draw:text-style-name="P1" draw:layer="layout" svg:x1="10.1cm" svg:y1="14.3cm" svg:x2="19.7cm" svg:y2="14.3cm">
                  <text:p/>
                </draw:line>
                <draw:line draw:style-name="gr1" draw:text-style-name="P1" draw:layer="layout" svg:x1="10.1cm" svg:y1="14.7cm" svg:x2="19.7cm" svg:y2="14.7cm">
                  <text:p/>
                </draw:line>
                <draw:line draw:style-name="gr1" draw:text-style-name="P1" draw:layer="layout" svg:x1="10.1cm" svg:y1="15.1cm" svg:x2="19.7cm" svg:y2="15.1cm">
                  <text:p/>
                </draw:line>
                <draw:line draw:style-name="gr1" draw:text-style-name="P1" draw:layer="layout" svg:x1="10.1cm" svg:y1="15.5cm" svg:x2="19.7cm" svg:y2="15.5cm">
                  <text:p/>
                </draw:line>
              </draw:g>
              <draw:g>
                <draw:line draw:style-name="gr1" draw:text-style-name="P1" draw:layer="layout" svg:x1="10.1cm" svg:y1="15.9cm" svg:x2="19.7cm" svg:y2="15.9cm">
                  <text:p/>
                </draw:line>
                <draw:line draw:style-name="gr1" draw:text-style-name="P1" draw:layer="layout" svg:x1="10.1cm" svg:y1="16.3cm" svg:x2="19.7cm" svg:y2="16.3cm">
                  <text:p/>
                </draw:line>
                <draw:line draw:style-name="gr1" draw:text-style-name="P1" draw:layer="layout" svg:x1="10.1cm" svg:y1="16.7cm" svg:x2="19.7cm" svg:y2="16.7cm">
                  <text:p/>
                </draw:line>
                <draw:line draw:style-name="gr1" draw:text-style-name="P1" draw:layer="layout" svg:x1="10.1cm" svg:y1="17.1cm" svg:x2="19.7cm" svg:y2="17.1cm">
                  <text:p/>
                </draw:line>
              </draw:g>
              <draw:g>
                <draw:line draw:style-name="gr1" draw:text-style-name="P1" draw:layer="layout" svg:x1="10.1cm" svg:y1="17.5cm" svg:x2="19.7cm" svg:y2="17.5cm">
                  <text:p/>
                </draw:line>
                <draw:line draw:style-name="gr1" draw:text-style-name="P1" draw:layer="layout" svg:x1="10.1cm" svg:y1="17.9cm" svg:x2="19.7cm" svg:y2="17.9cm">
                  <text:p/>
                </draw:line>
                <draw:line draw:style-name="gr1" draw:text-style-name="P1" draw:layer="layout" svg:x1="10.1cm" svg:y1="18.3cm" svg:x2="19.7cm" svg:y2="18.3cm">
                  <text:p/>
                </draw:line>
                <draw:line draw:style-name="gr1" draw:text-style-name="P1" draw:layer="layout" svg:x1="10.1cm" svg:y1="18.7cm" svg:x2="19.7cm" svg:y2="18.7cm">
                  <text:p/>
                </draw:line>
              </draw:g>
              <draw:line draw:style-name="gr1" draw:text-style-name="P1" draw:layer="layout" svg:x1="10.1cm" svg:y1="19.1cm" svg:x2="19.7cm" svg:y2="19.1cm">
                <text:p/>
              </draw:line>
            </draw:g>
            <draw:g>
              <draw:g>
                <draw:line draw:style-name="gr1" draw:text-style-name="P1" draw:layer="layout" svg:x1="10.5cm" svg:y1="10.7cm" svg:x2="10.5cm" svg:y2="19.5cm">
                  <text:p/>
                </draw:line>
                <draw:line draw:style-name="gr1" draw:text-style-name="P1" draw:layer="layout" svg:x1="10.9cm" svg:y1="10.7cm" svg:x2="10.9cm" svg:y2="19.5cm">
                  <text:p/>
                </draw:line>
                <draw:line draw:style-name="gr1" draw:text-style-name="P1" draw:layer="layout" svg:x1="11.3cm" svg:y1="10.7cm" svg:x2="11.3cm" svg:y2="19.5cm">
                  <text:p/>
                </draw:line>
                <draw:line draw:style-name="gr1" draw:text-style-name="P1" draw:layer="layout" svg:x1="11.7cm" svg:y1="10.7cm" svg:x2="11.7cm" svg:y2="19.5cm">
                  <text:p/>
                </draw:line>
              </draw:g>
              <draw:g>
                <draw:line draw:style-name="gr1" draw:text-style-name="P1" draw:layer="layout" svg:x1="12.1cm" svg:y1="10.7cm" svg:x2="12.1cm" svg:y2="19.5cm">
                  <text:p/>
                </draw:line>
                <draw:line draw:style-name="gr1" draw:text-style-name="P1" draw:layer="layout" svg:x1="12.5cm" svg:y1="10.7cm" svg:x2="12.5cm" svg:y2="19.5cm">
                  <text:p/>
                </draw:line>
                <draw:line draw:style-name="gr1" draw:text-style-name="P1" draw:layer="layout" svg:x1="12.9cm" svg:y1="10.7cm" svg:x2="12.9cm" svg:y2="19.5cm">
                  <text:p/>
                </draw:line>
                <draw:line draw:style-name="gr1" draw:text-style-name="P1" draw:layer="layout" svg:x1="13.3cm" svg:y1="10.7cm" svg:x2="13.3cm" svg:y2="19.5cm">
                  <text:p/>
                </draw:line>
              </draw:g>
              <draw:g>
                <draw:line draw:style-name="gr1" draw:text-style-name="P1" draw:layer="layout" svg:x1="13.7cm" svg:y1="10.7cm" svg:x2="13.7cm" svg:y2="19.5cm">
                  <text:p/>
                </draw:line>
                <draw:line draw:style-name="gr1" draw:text-style-name="P1" draw:layer="layout" svg:x1="14.1cm" svg:y1="10.7cm" svg:x2="14.1cm" svg:y2="19.5cm">
                  <text:p/>
                </draw:line>
                <draw:line draw:style-name="gr1" draw:text-style-name="P1" draw:layer="layout" svg:x1="14.5cm" svg:y1="10.7cm" svg:x2="14.5cm" svg:y2="19.5cm">
                  <text:p/>
                </draw:line>
                <draw:line draw:style-name="gr1" draw:text-style-name="P1" draw:layer="layout" svg:x1="14.9cm" svg:y1="10.7cm" svg:x2="14.9cm" svg:y2="19.5cm">
                  <text:p/>
                </draw:line>
              </draw:g>
              <draw:g>
                <draw:line draw:style-name="gr1" draw:text-style-name="P1" draw:layer="layout" svg:x1="15.3cm" svg:y1="10.7cm" svg:x2="15.3cm" svg:y2="19.5cm">
                  <text:p/>
                </draw:line>
                <draw:line draw:style-name="gr1" draw:text-style-name="P1" draw:layer="layout" svg:x1="15.7cm" svg:y1="10.7cm" svg:x2="15.7cm" svg:y2="19.5cm">
                  <text:p/>
                </draw:line>
                <draw:line draw:style-name="gr1" draw:text-style-name="P1" draw:layer="layout" svg:x1="16.1cm" svg:y1="10.7cm" svg:x2="16.1cm" svg:y2="19.5cm">
                  <text:p/>
                </draw:line>
                <draw:line draw:style-name="gr1" draw:text-style-name="P1" draw:layer="layout" svg:x1="16.5cm" svg:y1="10.7cm" svg:x2="16.5cm" svg:y2="19.5cm">
                  <text:p/>
                </draw:line>
              </draw:g>
              <draw:g>
                <draw:line draw:style-name="gr1" draw:text-style-name="P1" draw:layer="layout" svg:x1="16.9cm" svg:y1="10.7cm" svg:x2="16.9cm" svg:y2="19.5cm">
                  <text:p/>
                </draw:line>
                <draw:line draw:style-name="gr1" draw:text-style-name="P1" draw:layer="layout" svg:x1="17.3cm" svg:y1="10.7cm" svg:x2="17.3cm" svg:y2="19.5cm">
                  <text:p/>
                </draw:line>
                <draw:line draw:style-name="gr1" draw:text-style-name="P1" draw:layer="layout" svg:x1="17.7cm" svg:y1="10.7cm" svg:x2="17.7cm" svg:y2="19.5cm">
                  <text:p/>
                </draw:line>
                <draw:line draw:style-name="gr1" draw:text-style-name="P1" draw:layer="layout" svg:x1="18.1cm" svg:y1="10.7cm" svg:x2="18.1cm" svg:y2="19.5cm">
                  <text:p/>
                </draw:line>
              </draw:g>
              <draw:line draw:style-name="gr1" draw:text-style-name="P1" draw:layer="layout" svg:x1="18.5cm" svg:y1="10.7cm" svg:x2="18.5cm" svg:y2="19.5cm">
                <text:p/>
              </draw:line>
              <draw:line draw:style-name="gr1" draw:text-style-name="P1" draw:layer="layout" svg:x1="18.9cm" svg:y1="10.7cm" svg:x2="18.9cm" svg:y2="19.5cm">
                <text:p/>
              </draw:line>
              <draw:line draw:style-name="gr1" draw:text-style-name="P1" draw:layer="layout" svg:x1="19.3cm" svg:y1="10.7cm" svg:x2="19.3cm" svg:y2="19.5cm">
                <text:p/>
              </draw:line>
            </draw:g>
          </draw:g>
        </draw:g>
        <draw:g draw:style-name="gr2">
          <draw:g>
            <draw:g>
              <draw:g>
                <draw:line draw:style-name="gr1" draw:text-style-name="P1" draw:layer="layout" svg:x1="0.9cm" svg:y1="2.7cm" svg:x2="10.5cm" svg:y2="2.7cm">
                  <text:p/>
                </draw:line>
                <draw:line draw:style-name="gr1" draw:text-style-name="P1" draw:layer="layout" svg:x1="0.9cm" svg:y1="3.1cm" svg:x2="10.5cm" svg:y2="3.1cm">
                  <text:p/>
                </draw:line>
                <draw:line draw:style-name="gr1" draw:text-style-name="P1" draw:layer="layout" svg:x1="0.9cm" svg:y1="3.5cm" svg:x2="10.5cm" svg:y2="3.5cm">
                  <text:p/>
                </draw:line>
                <draw:line draw:style-name="gr1" draw:text-style-name="P1" draw:layer="layout" svg:x1="0.9cm" svg:y1="3.9cm" svg:x2="10.5cm" svg:y2="3.9cm">
                  <text:p/>
                </draw:line>
              </draw:g>
              <draw:g>
                <draw:line draw:style-name="gr1" draw:text-style-name="P1" draw:layer="layout" svg:x1="0.9cm" svg:y1="4.3cm" svg:x2="10.5cm" svg:y2="4.3cm">
                  <text:p/>
                </draw:line>
                <draw:line draw:style-name="gr1" draw:text-style-name="P1" draw:layer="layout" svg:x1="0.9cm" svg:y1="4.7cm" svg:x2="10.5cm" svg:y2="4.7cm">
                  <text:p/>
                </draw:line>
                <draw:line draw:style-name="gr1" draw:text-style-name="P1" draw:layer="layout" svg:x1="0.9cm" svg:y1="5.1cm" svg:x2="10.5cm" svg:y2="5.1cm">
                  <text:p/>
                </draw:line>
                <draw:line draw:style-name="gr1" draw:text-style-name="P1" draw:layer="layout" svg:x1="0.9cm" svg:y1="5.5cm" svg:x2="10.5cm" svg:y2="5.5cm">
                  <text:p/>
                </draw:line>
              </draw:g>
              <draw:g>
                <draw:line draw:style-name="gr1" draw:text-style-name="P1" draw:layer="layout" svg:x1="0.9cm" svg:y1="5.9cm" svg:x2="10.5cm" svg:y2="5.9cm">
                  <text:p/>
                </draw:line>
                <draw:line draw:style-name="gr1" draw:text-style-name="P1" draw:layer="layout" svg:x1="0.9cm" svg:y1="6.3cm" svg:x2="10.5cm" svg:y2="6.3cm">
                  <text:p/>
                </draw:line>
                <draw:line draw:style-name="gr1" draw:text-style-name="P1" draw:layer="layout" svg:x1="0.9cm" svg:y1="6.7cm" svg:x2="10.5cm" svg:y2="6.7cm">
                  <text:p/>
                </draw:line>
                <draw:line draw:style-name="gr1" draw:text-style-name="P1" draw:layer="layout" svg:x1="0.9cm" svg:y1="7.1cm" svg:x2="10.5cm" svg:y2="7.1cm">
                  <text:p/>
                </draw:line>
              </draw:g>
              <draw:g>
                <draw:line draw:style-name="gr1" draw:text-style-name="P1" draw:layer="layout" svg:x1="0.9cm" svg:y1="7.5cm" svg:x2="10.5cm" svg:y2="7.5cm">
                  <text:p/>
                </draw:line>
                <draw:line draw:style-name="gr1" draw:text-style-name="P1" draw:layer="layout" svg:x1="0.9cm" svg:y1="7.9cm" svg:x2="10.5cm" svg:y2="7.9cm">
                  <text:p/>
                </draw:line>
                <draw:line draw:style-name="gr1" draw:text-style-name="P1" draw:layer="layout" svg:x1="0.9cm" svg:y1="8.3cm" svg:x2="10.5cm" svg:y2="8.3cm">
                  <text:p/>
                </draw:line>
                <draw:line draw:style-name="gr1" draw:text-style-name="P1" draw:layer="layout" svg:x1="0.9cm" svg:y1="8.7cm" svg:x2="10.5cm" svg:y2="8.7cm">
                  <text:p/>
                </draw:line>
              </draw:g>
              <draw:g>
                <draw:line draw:style-name="gr1" draw:text-style-name="P1" draw:layer="layout" svg:x1="0.9cm" svg:y1="9.1cm" svg:x2="10.5cm" svg:y2="9.1cm">
                  <text:p/>
                </draw:line>
                <draw:line draw:style-name="gr1" draw:text-style-name="P1" draw:layer="layout" svg:x1="0.9cm" svg:y1="9.5cm" svg:x2="10.5cm" svg:y2="9.5cm">
                  <text:p/>
                </draw:line>
                <draw:line draw:style-name="gr1" draw:text-style-name="P1" draw:layer="layout" svg:x1="0.9cm" svg:y1="9.9cm" svg:x2="10.5cm" svg:y2="9.9cm">
                  <text:p/>
                </draw:line>
                <draw:line draw:style-name="gr1" draw:text-style-name="P1" draw:layer="layout" svg:x1="0.9cm" svg:y1="10.3cm" svg:x2="10.5cm" svg:y2="10.3cm">
                  <text:p/>
                </draw:line>
              </draw:g>
              <draw:line draw:style-name="gr1" draw:text-style-name="P1" draw:layer="layout" svg:x1="0.9cm" svg:y1="10.7cm" svg:x2="10.5cm" svg:y2="10.7cm">
                <text:p/>
              </draw:line>
            </draw:g>
            <draw:g>
              <draw:g>
                <draw:line draw:style-name="gr1" draw:text-style-name="P1" draw:layer="layout" svg:x1="1.3cm" svg:y1="2.3cm" svg:x2="1.3cm" svg:y2="11.1cm">
                  <text:p/>
                </draw:line>
                <draw:line draw:style-name="gr1" draw:text-style-name="P1" draw:layer="layout" svg:x1="1.7cm" svg:y1="2.3cm" svg:x2="1.7cm" svg:y2="11.1cm">
                  <text:p/>
                </draw:line>
                <draw:line draw:style-name="gr1" draw:text-style-name="P1" draw:layer="layout" svg:x1="2.1cm" svg:y1="2.3cm" svg:x2="2.1cm" svg:y2="11.1cm">
                  <text:p/>
                </draw:line>
                <draw:line draw:style-name="gr1" draw:text-style-name="P1" draw:layer="layout" svg:x1="2.5cm" svg:y1="2.3cm" svg:x2="2.5cm" svg:y2="11.1cm">
                  <text:p/>
                </draw:line>
              </draw:g>
              <draw:g>
                <draw:line draw:style-name="gr1" draw:text-style-name="P1" draw:layer="layout" svg:x1="2.9cm" svg:y1="2.3cm" svg:x2="2.9cm" svg:y2="11.1cm">
                  <text:p/>
                </draw:line>
                <draw:line draw:style-name="gr1" draw:text-style-name="P1" draw:layer="layout" svg:x1="3.3cm" svg:y1="2.3cm" svg:x2="3.3cm" svg:y2="11.1cm">
                  <text:p/>
                </draw:line>
                <draw:line draw:style-name="gr1" draw:text-style-name="P1" draw:layer="layout" svg:x1="3.7cm" svg:y1="2.3cm" svg:x2="3.7cm" svg:y2="11.1cm">
                  <text:p/>
                </draw:line>
                <draw:line draw:style-name="gr1" draw:text-style-name="P1" draw:layer="layout" svg:x1="4.1cm" svg:y1="2.3cm" svg:x2="4.1cm" svg:y2="11.1cm">
                  <text:p/>
                </draw:line>
              </draw:g>
              <draw:g>
                <draw:line draw:style-name="gr1" draw:text-style-name="P1" draw:layer="layout" svg:x1="4.5cm" svg:y1="2.3cm" svg:x2="4.5cm" svg:y2="11.1cm">
                  <text:p/>
                </draw:line>
                <draw:line draw:style-name="gr1" draw:text-style-name="P1" draw:layer="layout" svg:x1="4.9cm" svg:y1="2.3cm" svg:x2="4.9cm" svg:y2="11.1cm">
                  <text:p/>
                </draw:line>
                <draw:line draw:style-name="gr1" draw:text-style-name="P1" draw:layer="layout" svg:x1="5.3cm" svg:y1="2.3cm" svg:x2="5.3cm" svg:y2="11.1cm">
                  <text:p/>
                </draw:line>
                <draw:line draw:style-name="gr1" draw:text-style-name="P1" draw:layer="layout" svg:x1="5.7cm" svg:y1="2.3cm" svg:x2="5.7cm" svg:y2="11.1cm">
                  <text:p/>
                </draw:line>
              </draw:g>
              <draw:g>
                <draw:line draw:style-name="gr1" draw:text-style-name="P1" draw:layer="layout" svg:x1="6.1cm" svg:y1="2.3cm" svg:x2="6.1cm" svg:y2="11.1cm">
                  <text:p/>
                </draw:line>
                <draw:line draw:style-name="gr1" draw:text-style-name="P1" draw:layer="layout" svg:x1="6.5cm" svg:y1="2.3cm" svg:x2="6.5cm" svg:y2="11.1cm">
                  <text:p/>
                </draw:line>
                <draw:line draw:style-name="gr1" draw:text-style-name="P1" draw:layer="layout" svg:x1="6.9cm" svg:y1="2.3cm" svg:x2="6.9cm" svg:y2="11.1cm">
                  <text:p/>
                </draw:line>
                <draw:line draw:style-name="gr1" draw:text-style-name="P1" draw:layer="layout" svg:x1="7.3cm" svg:y1="2.3cm" svg:x2="7.3cm" svg:y2="11.1cm">
                  <text:p/>
                </draw:line>
              </draw:g>
              <draw:g>
                <draw:line draw:style-name="gr1" draw:text-style-name="P1" draw:layer="layout" svg:x1="7.7cm" svg:y1="2.3cm" svg:x2="7.7cm" svg:y2="11.1cm">
                  <text:p/>
                </draw:line>
                <draw:line draw:style-name="gr1" draw:text-style-name="P1" draw:layer="layout" svg:x1="8.1cm" svg:y1="2.3cm" svg:x2="8.1cm" svg:y2="11.1cm">
                  <text:p/>
                </draw:line>
                <draw:line draw:style-name="gr1" draw:text-style-name="P1" draw:layer="layout" svg:x1="8.5cm" svg:y1="2.3cm" svg:x2="8.5cm" svg:y2="11.1cm">
                  <text:p/>
                </draw:line>
                <draw:line draw:style-name="gr1" draw:text-style-name="P1" draw:layer="layout" svg:x1="8.9cm" svg:y1="2.3cm" svg:x2="8.9cm" svg:y2="11.1cm">
                  <text:p/>
                </draw:line>
              </draw:g>
              <draw:line draw:style-name="gr1" draw:text-style-name="P1" draw:layer="layout" svg:x1="9.3cm" svg:y1="2.3cm" svg:x2="9.3cm" svg:y2="11.1cm">
                <text:p/>
              </draw:line>
              <draw:line draw:style-name="gr1" draw:text-style-name="P1" draw:layer="layout" svg:x1="9.7cm" svg:y1="2.3cm" svg:x2="9.7cm" svg:y2="11.1cm">
                <text:p/>
              </draw:line>
              <draw:line draw:style-name="gr1" draw:text-style-name="P1" draw:layer="layout" svg:x1="10.1cm" svg:y1="2.3cm" svg:x2="10.1cm" svg:y2="11.1cm">
                <text:p/>
              </draw:line>
            </draw:g>
          </draw:g>
          <draw:g>
            <draw:g>
              <draw:g>
                <draw:line draw:style-name="gr3" draw:text-style-name="P1" draw:layer="layout" svg:x1="10.1cm" svg:y1="2.7cm" svg:x2="19.7cm" svg:y2="2.7cm">
                  <text:p/>
                </draw:line>
                <draw:line draw:style-name="gr3" draw:text-style-name="P1" draw:layer="layout" svg:x1="10.1cm" svg:y1="3.1cm" svg:x2="19.7cm" svg:y2="3.1cm">
                  <text:p/>
                </draw:line>
                <draw:line draw:style-name="gr3" draw:text-style-name="P1" draw:layer="layout" svg:x1="10.1cm" svg:y1="3.5cm" svg:x2="19.7cm" svg:y2="3.5cm">
                  <text:p/>
                </draw:line>
                <draw:line draw:style-name="gr3" draw:text-style-name="P1" draw:layer="layout" svg:x1="10.1cm" svg:y1="3.9cm" svg:x2="19.7cm" svg:y2="3.9cm">
                  <text:p/>
                </draw:line>
              </draw:g>
              <draw:g>
                <draw:line draw:style-name="gr3" draw:text-style-name="P1" draw:layer="layout" svg:x1="10.1cm" svg:y1="4.3cm" svg:x2="19.7cm" svg:y2="4.3cm">
                  <text:p/>
                </draw:line>
                <draw:line draw:style-name="gr3" draw:text-style-name="P1" draw:layer="layout" svg:x1="10.1cm" svg:y1="4.7cm" svg:x2="19.7cm" svg:y2="4.7cm">
                  <text:p/>
                </draw:line>
                <draw:line draw:style-name="gr3" draw:text-style-name="P1" draw:layer="layout" svg:x1="10.1cm" svg:y1="5.1cm" svg:x2="19.7cm" svg:y2="5.1cm">
                  <text:p/>
                </draw:line>
                <draw:line draw:style-name="gr3" draw:text-style-name="P1" draw:layer="layout" svg:x1="10.1cm" svg:y1="5.5cm" svg:x2="19.7cm" svg:y2="5.5cm">
                  <text:p/>
                </draw:line>
              </draw:g>
              <draw:g>
                <draw:line draw:style-name="gr3" draw:text-style-name="P1" draw:layer="layout" svg:x1="10.1cm" svg:y1="5.9cm" svg:x2="19.7cm" svg:y2="5.9cm">
                  <text:p/>
                </draw:line>
                <draw:line draw:style-name="gr3" draw:text-style-name="P1" draw:layer="layout" svg:x1="10.1cm" svg:y1="6.3cm" svg:x2="19.7cm" svg:y2="6.3cm">
                  <text:p/>
                </draw:line>
                <draw:line draw:style-name="gr3" draw:text-style-name="P1" draw:layer="layout" svg:x1="10.1cm" svg:y1="6.7cm" svg:x2="19.7cm" svg:y2="6.7cm">
                  <text:p/>
                </draw:line>
                <draw:line draw:style-name="gr3" draw:text-style-name="P1" draw:layer="layout" svg:x1="10.1cm" svg:y1="7.1cm" svg:x2="19.7cm" svg:y2="7.1cm">
                  <text:p/>
                </draw:line>
              </draw:g>
              <draw:g>
                <draw:line draw:style-name="gr3" draw:text-style-name="P1" draw:layer="layout" svg:x1="10.1cm" svg:y1="7.5cm" svg:x2="19.7cm" svg:y2="7.5cm">
                  <text:p/>
                </draw:line>
                <draw:line draw:style-name="gr3" draw:text-style-name="P1" draw:layer="layout" svg:x1="10.1cm" svg:y1="7.9cm" svg:x2="19.7cm" svg:y2="7.9cm">
                  <text:p/>
                </draw:line>
                <draw:line draw:style-name="gr3" draw:text-style-name="P1" draw:layer="layout" svg:x1="10.1cm" svg:y1="8.3cm" svg:x2="19.7cm" svg:y2="8.3cm">
                  <text:p/>
                </draw:line>
                <draw:line draw:style-name="gr3" draw:text-style-name="P1" draw:layer="layout" svg:x1="10.1cm" svg:y1="8.7cm" svg:x2="19.7cm" svg:y2="8.7cm">
                  <text:p/>
                </draw:line>
              </draw:g>
              <draw:g>
                <draw:line draw:style-name="gr3" draw:text-style-name="P1" draw:layer="layout" svg:x1="10.1cm" svg:y1="9.1cm" svg:x2="19.7cm" svg:y2="9.1cm">
                  <text:p/>
                </draw:line>
                <draw:line draw:style-name="gr3" draw:text-style-name="P1" draw:layer="layout" svg:x1="10.1cm" svg:y1="9.5cm" svg:x2="19.7cm" svg:y2="9.5cm">
                  <text:p/>
                </draw:line>
                <draw:line draw:style-name="gr3" draw:text-style-name="P1" draw:layer="layout" svg:x1="10.1cm" svg:y1="9.9cm" svg:x2="19.7cm" svg:y2="9.9cm">
                  <text:p/>
                </draw:line>
                <draw:line draw:style-name="gr3" draw:text-style-name="P1" draw:layer="layout" svg:x1="10.1cm" svg:y1="10.3cm" svg:x2="19.7cm" svg:y2="10.3cm">
                  <text:p/>
                </draw:line>
              </draw:g>
              <draw:line draw:style-name="gr3" draw:text-style-name="P1" draw:layer="layout" svg:x1="10.1cm" svg:y1="10.7cm" svg:x2="19.7cm" svg:y2="10.7cm">
                <text:p/>
              </draw:line>
            </draw:g>
            <draw:g>
              <draw:g>
                <draw:line draw:style-name="gr3" draw:text-style-name="P1" draw:layer="layout" svg:x1="10.5cm" svg:y1="2.3cm" svg:x2="10.5cm" svg:y2="11.1cm">
                  <text:p/>
                </draw:line>
                <draw:line draw:style-name="gr3" draw:text-style-name="P1" draw:layer="layout" svg:x1="10.9cm" svg:y1="2.3cm" svg:x2="10.9cm" svg:y2="11.1cm">
                  <text:p/>
                </draw:line>
                <draw:line draw:style-name="gr3" draw:text-style-name="P1" draw:layer="layout" svg:x1="11.3cm" svg:y1="2.3cm" svg:x2="11.3cm" svg:y2="11.1cm">
                  <text:p/>
                </draw:line>
                <draw:line draw:style-name="gr3" draw:text-style-name="P1" draw:layer="layout" svg:x1="11.7cm" svg:y1="2.3cm" svg:x2="11.7cm" svg:y2="11.1cm">
                  <text:p/>
                </draw:line>
              </draw:g>
              <draw:g>
                <draw:line draw:style-name="gr3" draw:text-style-name="P1" draw:layer="layout" svg:x1="12.1cm" svg:y1="2.3cm" svg:x2="12.1cm" svg:y2="11.1cm">
                  <text:p/>
                </draw:line>
                <draw:line draw:style-name="gr3" draw:text-style-name="P1" draw:layer="layout" svg:x1="12.5cm" svg:y1="2.3cm" svg:x2="12.5cm" svg:y2="11.1cm">
                  <text:p/>
                </draw:line>
                <draw:line draw:style-name="gr3" draw:text-style-name="P1" draw:layer="layout" svg:x1="12.9cm" svg:y1="2.3cm" svg:x2="12.9cm" svg:y2="11.1cm">
                  <text:p/>
                </draw:line>
                <draw:line draw:style-name="gr3" draw:text-style-name="P1" draw:layer="layout" svg:x1="13.3cm" svg:y1="2.3cm" svg:x2="13.3cm" svg:y2="11.1cm">
                  <text:p/>
                </draw:line>
              </draw:g>
              <draw:g>
                <draw:line draw:style-name="gr3" draw:text-style-name="P1" draw:layer="layout" svg:x1="13.7cm" svg:y1="2.3cm" svg:x2="13.7cm" svg:y2="11.1cm">
                  <text:p/>
                </draw:line>
                <draw:line draw:style-name="gr3" draw:text-style-name="P1" draw:layer="layout" svg:x1="14.1cm" svg:y1="2.3cm" svg:x2="14.1cm" svg:y2="11.1cm">
                  <text:p/>
                </draw:line>
                <draw:line draw:style-name="gr3" draw:text-style-name="P1" draw:layer="layout" svg:x1="14.5cm" svg:y1="2.3cm" svg:x2="14.5cm" svg:y2="11.1cm">
                  <text:p/>
                </draw:line>
                <draw:line draw:style-name="gr3" draw:text-style-name="P1" draw:layer="layout" svg:x1="14.9cm" svg:y1="2.3cm" svg:x2="14.9cm" svg:y2="11.1cm">
                  <text:p/>
                </draw:line>
              </draw:g>
              <draw:g>
                <draw:line draw:style-name="gr3" draw:text-style-name="P1" draw:layer="layout" svg:x1="15.3cm" svg:y1="2.3cm" svg:x2="15.3cm" svg:y2="11.1cm">
                  <text:p/>
                </draw:line>
                <draw:line draw:style-name="gr3" draw:text-style-name="P1" draw:layer="layout" svg:x1="15.7cm" svg:y1="2.3cm" svg:x2="15.7cm" svg:y2="11.1cm">
                  <text:p/>
                </draw:line>
                <draw:line draw:style-name="gr3" draw:text-style-name="P1" draw:layer="layout" svg:x1="16.1cm" svg:y1="2.3cm" svg:x2="16.1cm" svg:y2="11.1cm">
                  <text:p/>
                </draw:line>
                <draw:line draw:style-name="gr3" draw:text-style-name="P1" draw:layer="layout" svg:x1="16.5cm" svg:y1="2.3cm" svg:x2="16.5cm" svg:y2="11.1cm">
                  <text:p/>
                </draw:line>
              </draw:g>
              <draw:g>
                <draw:line draw:style-name="gr3" draw:text-style-name="P1" draw:layer="layout" svg:x1="16.9cm" svg:y1="2.3cm" svg:x2="16.9cm" svg:y2="11.1cm">
                  <text:p/>
                </draw:line>
                <draw:line draw:style-name="gr3" draw:text-style-name="P1" draw:layer="layout" svg:x1="17.3cm" svg:y1="2.3cm" svg:x2="17.3cm" svg:y2="11.1cm">
                  <text:p/>
                </draw:line>
                <draw:line draw:style-name="gr3" draw:text-style-name="P1" draw:layer="layout" svg:x1="17.7cm" svg:y1="2.3cm" svg:x2="17.7cm" svg:y2="11.1cm">
                  <text:p/>
                </draw:line>
                <draw:line draw:style-name="gr3" draw:text-style-name="P1" draw:layer="layout" svg:x1="18.1cm" svg:y1="2.3cm" svg:x2="18.1cm" svg:y2="11.1cm">
                  <text:p/>
                </draw:line>
              </draw:g>
              <draw:line draw:style-name="gr3" draw:text-style-name="P1" draw:layer="layout" svg:x1="18.5cm" svg:y1="2.3cm" svg:x2="18.5cm" svg:y2="11.1cm">
                <text:p/>
              </draw:line>
              <draw:line draw:style-name="gr3" draw:text-style-name="P1" draw:layer="layout" svg:x1="18.9cm" svg:y1="2.3cm" svg:x2="18.9cm" svg:y2="11.1cm">
                <text:p/>
              </draw:line>
              <draw:line draw:style-name="gr3" draw:text-style-name="P1" draw:layer="layout" svg:x1="19.3cm" svg:y1="2.3cm" svg:x2="19.3cm" svg:y2="11.1cm">
                <text:p/>
              </draw:line>
            </draw:g>
          </draw:g>
        </draw:g>
        <draw:frame draw:style-name="gr4" draw:text-style-name="P3" draw:layer="layout" svg:width="2.8cm" svg:height="1.3cm" svg:x="2.5cm" svg:y="3.8cm">
          <draw:text-box>
            <text:p text:style-name="P2"><text:span text:style-name="T1">Reducción</text:span></text:p>
            <text:p text:style-name="P2"><text:span text:style-name="T1">1:2</text:span></text:p>
          </draw:text-box>
        </draw:frame>
        <draw:g>
          <draw:line draw:style-name="gr5" draw:text-style-name="P1" draw:layer="layout" svg:x1="11.9cm" svg:y1="6.7cm" svg:x2="13.5cm" svg:y2="6.7cm">
            <text:p/>
          </draw:line>
          <draw:line draw:style-name="gr5" draw:text-style-name="P1" draw:layer="layout" svg:x1="11.9cm" svg:y1="5.1cm" svg:x2="11.9cm" svg:y2="6.7cm">
            <text:p/>
          </draw:line>
          <draw:line draw:style-name="gr5" draw:text-style-name="P1" draw:layer="layout" svg:x1="10.3cm" svg:y1="8.3cm" svg:x2="13.5cm" svg:y2="8.3cm">
            <text:p/>
          </draw:line>
          <draw:line draw:style-name="gr5" draw:text-style-name="P1" draw:layer="layout" svg:x1="13.5cm" svg:y1="6.7cm" svg:x2="13.5cm" svg:y2="8.3cm">
            <text:p/>
          </draw:line>
          <draw:line draw:style-name="gr5" draw:text-style-name="P1" draw:layer="layout" svg:x1="8.7cm" svg:y1="6.7cm" svg:x2="10.3cm" svg:y2="6.7cm">
            <text:p/>
          </draw:line>
          <draw:line draw:style-name="gr5" draw:text-style-name="P1" draw:layer="layout" svg:x1="10.3cm" svg:y1="6.7cm" svg:x2="10.3cm" svg:y2="8.3cm">
            <text:p/>
          </draw:line>
          <draw:line draw:style-name="gr5" draw:text-style-name="P1" draw:layer="layout" svg:x1="8.7cm" svg:y1="5.1cm" svg:x2="11.9cm" svg:y2="5.1cm">
            <text:p/>
          </draw:line>
          <draw:line draw:style-name="gr5" draw:text-style-name="P1" draw:layer="layout" svg:x1="8.7cm" svg:y1="5.1cm" svg:x2="8.7cm" svg:y2="6.7cm">
            <text:p/>
          </draw:line>
        </draw:g>
        <draw:g>
          <draw:line draw:style-name="gr5" draw:text-style-name="P1" draw:layer="layout" svg:x1="3.9cm" svg:y1="5.5cm" svg:x2="4.3cm" svg:y2="5.5cm">
            <text:p/>
          </draw:line>
          <draw:line draw:style-name="gr5" draw:text-style-name="P1" draw:layer="layout" svg:x1="3.9cm" svg:y1="5.1cm" svg:x2="3.9cm" svg:y2="5.5cm">
            <text:p/>
          </draw:line>
          <draw:line draw:style-name="gr5" draw:text-style-name="P1" draw:layer="layout" svg:x1="3.5cm" svg:y1="5.9cm" svg:x2="4.3cm" svg:y2="5.9cm">
            <text:p/>
          </draw:line>
          <draw:line draw:style-name="gr5" draw:text-style-name="P1" draw:layer="layout" svg:x1="4.3cm" svg:y1="5.5cm" svg:x2="4.3cm" svg:y2="5.9cm">
            <text:p/>
          </draw:line>
          <draw:line draw:style-name="gr5" draw:text-style-name="P1" draw:layer="layout" svg:x1="3.1cm" svg:y1="5.5cm" svg:x2="3.5cm" svg:y2="5.5cm">
            <text:p/>
          </draw:line>
          <draw:line draw:style-name="gr5" draw:text-style-name="P1" draw:layer="layout" svg:x1="3.5cm" svg:y1="5.5cm" svg:x2="3.5cm" svg:y2="5.9cm">
            <text:p/>
          </draw:line>
          <draw:line draw:style-name="gr5" draw:text-style-name="P1" draw:layer="layout" svg:x1="3.1cm" svg:y1="5.1cm" svg:x2="3.9cm" svg:y2="5.1cm">
            <text:p/>
          </draw:line>
          <draw:line draw:style-name="gr5" draw:text-style-name="P1" draw:layer="layout" svg:x1="3.1cm" svg:y1="5.1cm" svg:x2="3.1cm" svg:y2="5.5cm">
            <text:p/>
          </draw:line>
        </draw:g>
        <draw:frame draw:style-name="gr4" draw:text-style-name="P3" draw:layer="layout" svg:width="4.4cm" svg:height="1.3cm" svg:x="8.7cm" svg:y="3.8cm">
          <draw:text-box>
            <text:p text:style-name="P2"><text:span text:style-name="T1">Ampliación</text:span></text:p>
            <text:p text:style-name="P2"><text:span text:style-name="T1">2:1</text:span></text:p>
          </draw:text-box>
        </draw:frame>
        <draw:frame draw:style-name="gr6" draw:text-style-name="P3" draw:layer="layout" svg:width="3.2cm" svg:height="1.651cm" svg:x="5.1cm" svg:y="3.8cm">
          <draw:text-box>
            <text:p text:style-name="P2"><text:span text:style-name="T1">Escala natural</text:span></text:p>
            <text:p text:style-name="P2"><text:span text:style-name="T1">1:1</text:span></text:p>
          </draw:text-box>
        </draw:frame>
        <draw:g>
          <draw:line draw:style-name="gr5" draw:text-style-name="P1" draw:layer="layout" svg:x1="7.1cm" svg:y1="5.9cm" svg:x2="7.9cm" svg:y2="5.9cm">
            <text:p/>
          </draw:line>
          <draw:line draw:style-name="gr5" draw:text-style-name="P1" draw:layer="layout" svg:x1="7.1cm" svg:y1="5.1cm" svg:x2="7.1cm" svg:y2="5.9cm">
            <text:p/>
          </draw:line>
          <draw:line draw:style-name="gr5" draw:text-style-name="P1" draw:layer="layout" svg:x1="6.3cm" svg:y1="6.7cm" svg:x2="7.9cm" svg:y2="6.7cm">
            <text:p/>
          </draw:line>
          <draw:line draw:style-name="gr5" draw:text-style-name="P1" draw:layer="layout" svg:x1="7.9cm" svg:y1="5.9cm" svg:x2="7.9cm" svg:y2="6.7cm">
            <text:p/>
          </draw:line>
          <draw:line draw:style-name="gr5" draw:text-style-name="P1" draw:layer="layout" svg:x1="5.5cm" svg:y1="5.9cm" svg:x2="6.3cm" svg:y2="5.9cm">
            <text:p/>
          </draw:line>
          <draw:line draw:style-name="gr5" draw:text-style-name="P1" draw:layer="layout" svg:x1="6.3cm" svg:y1="5.9cm" svg:x2="6.3cm" svg:y2="6.7cm">
            <text:p/>
          </draw:line>
          <draw:line draw:style-name="gr5" draw:text-style-name="P1" draw:layer="layout" svg:x1="5.5cm" svg:y1="5.1cm" svg:x2="5.5cm" svg:y2="5.9cm">
            <text:p/>
          </draw:line>
          <draw:line draw:style-name="gr5" draw:text-style-name="P1" draw:layer="layout" svg:x1="5.5cm" svg:y1="5.1cm" svg:x2="7.1cm" svg:y2="5.1cm">
            <text:p/>
          </draw:line>
        </draw:g>
        <draw:g>
          <draw:line draw:style-name="gr5" draw:text-style-name="P1" draw:layer="layout" svg:x1="2.5cm" svg:y1="8.9cm" svg:x2="14.1cm" svg:y2="8.9cm">
            <text:p/>
          </draw:line>
          <draw:line draw:style-name="gr5" draw:text-style-name="P1" draw:layer="layout" svg:x1="14.1cm" svg:y1="8.9cm" svg:x2="14.1cm" svg:y2="3.3cm">
            <text:p/>
          </draw:line>
          <draw:line draw:style-name="gr5" draw:text-style-name="P1" draw:layer="layout" svg:x1="2.5cm" svg:y1="8.9cm" svg:x2="2.5cm" svg:y2="3.3cm">
            <text:p/>
          </draw:line>
          <draw:line draw:style-name="gr5" draw:text-style-name="P1" draw:layer="layout" svg:x1="14.1cm" svg:y1="3.3cm" svg:x2="2.5cm" svg:y2="3.3cm">
            <text:p/>
          </draw:line>
        </draw:g>
        <draw:g>
          <draw:line draw:style-name="gr5" draw:text-style-name="P1" draw:layer="layout" svg:x1="3.7cm" svg:y1="11.9cm" svg:x2="3.7cm" svg:y2="10.3cm">
            <text:p/>
          </draw:line>
          <draw:line draw:style-name="gr5" draw:text-style-name="P1" draw:layer="layout" svg:x1="2.9cm" svg:y1="10.3cm" svg:x2="2.9cm" svg:y2="9.5cm">
            <text:p/>
          </draw:line>
          <draw:line draw:style-name="gr5" draw:text-style-name="P1" draw:layer="layout" svg:x1="2.9cm" svg:y1="10.3cm" svg:x2="3.7cm" svg:y2="10.3cm">
            <text:p/>
          </draw:line>
          <draw:line draw:style-name="gr5" draw:text-style-name="P1" draw:layer="layout" svg:x1="2.1cm" svg:y1="11.9cm" svg:x2="2.1cm" svg:y2="11.1cm">
            <text:p/>
          </draw:line>
          <draw:line draw:style-name="gr5" draw:text-style-name="P1" draw:layer="layout" svg:x1="2.1cm" svg:y1="9.5cm" svg:x2="2.9cm" svg:y2="9.5cm">
            <text:p/>
          </draw:line>
          <draw:line draw:style-name="gr5" draw:text-style-name="P1" draw:layer="layout" svg:x1="2.1cm" svg:y1="11.9cm" svg:x2="3.7cm" svg:y2="11.9cm">
            <text:p/>
          </draw:line>
          <draw:line draw:style-name="gr5" draw:text-style-name="P1" draw:layer="layout" svg:x1="1.3cm" svg:y1="10.3cm" svg:x2="2.1cm" svg:y2="10.3cm">
            <text:p/>
          </draw:line>
          <draw:line draw:style-name="gr5" draw:text-style-name="P1" draw:layer="layout" svg:x1="1.3cm" svg:y1="11.1cm" svg:x2="2.1cm" svg:y2="11.1cm">
            <text:p/>
          </draw:line>
          <draw:line draw:style-name="gr5" draw:text-style-name="P1" draw:layer="layout" svg:x1="1.3cm" svg:y1="11.1cm" svg:x2="1.3cm" svg:y2="10.3cm">
            <text:p/>
          </draw:line>
          <draw:line draw:style-name="gr5" draw:text-style-name="P1" draw:layer="layout" svg:x1="2.1cm" svg:y1="10.3cm" svg:x2="2.1cm" svg:y2="9.5cm">
            <text:p/>
          </draw:line>
        </draw:g>
        <draw:g>
          <draw:line draw:style-name="gr5" draw:text-style-name="P1" draw:layer="layout" svg:x1="8.5cm" svg:y1="9.5cm" svg:x2="8.5cm" svg:y2="10.3cm">
            <text:p/>
          </draw:line>
          <draw:line draw:style-name="gr5" draw:text-style-name="P1" draw:layer="layout" svg:x1="8.5cm" svg:y1="9.5cm" svg:x2="9.3cm" svg:y2="10.3cm">
            <text:p/>
          </draw:line>
          <draw:line draw:style-name="gr5" draw:text-style-name="P1" draw:layer="layout" svg:x1="8.5cm" svg:y1="9.5cm" svg:x2="7.7cm" svg:y2="10.3cm">
            <text:p/>
          </draw:line>
          <draw:line draw:style-name="gr5" draw:text-style-name="P1" draw:layer="layout" svg:x1="9.3cm" svg:y1="9.5cm" svg:x2="9.3cm" svg:y2="10.3cm">
            <text:p/>
          </draw:line>
          <draw:line draw:style-name="gr5" draw:text-style-name="P1" draw:layer="layout" svg:x1="7.7cm" svg:y1="9.5cm" svg:x2="7.7cm" svg:y2="10.3cm">
            <text:p/>
          </draw:line>
          <draw:line draw:style-name="gr5" draw:text-style-name="P1" draw:layer="layout" svg:x1="10.1cm" svg:y1="10.3cm" svg:x2="6.9cm" svg:y2="10.3cm">
            <text:p/>
          </draw:line>
          <draw:line draw:style-name="gr5" draw:text-style-name="P1" draw:layer="layout" svg:x1="9.3cm" svg:y1="10.3cm" svg:x2="8.5cm" svg:y2="11.5cm">
            <text:p/>
          </draw:line>
          <draw:line draw:style-name="gr5" draw:text-style-name="P1" draw:layer="layout" svg:x1="8.5cm" svg:y1="10.3cm" svg:x2="8.5cm" svg:y2="11.5cm">
            <text:p/>
          </draw:line>
          <draw:line draw:style-name="gr5" draw:text-style-name="P1" draw:layer="layout" svg:x1="10.1cm" svg:y1="10.3cm" svg:x2="8.5cm" svg:y2="11.5cm">
            <text:p/>
          </draw:line>
          <draw:line draw:style-name="gr5" draw:text-style-name="P1" draw:layer="layout" svg:x1="6.9cm" svg:y1="10.3cm" svg:x2="8.5cm" svg:y2="11.5cm">
            <text:p/>
          </draw:line>
          <draw:line draw:style-name="gr5" draw:text-style-name="P1" draw:layer="layout" svg:x1="9.3cm" svg:y1="9.5cm" svg:x2="10.1cm" svg:y2="10.3cm">
            <text:p/>
          </draw:line>
          <draw:line draw:style-name="gr5" draw:text-style-name="P1" draw:layer="layout" svg:x1="7.7cm" svg:y1="9.5cm" svg:x2="9.3cm" svg:y2="9.5cm">
            <text:p/>
          </draw:line>
          <draw:line draw:style-name="gr5" draw:text-style-name="P1" draw:layer="layout" svg:x1="7.7cm" svg:y1="9.5cm" svg:x2="6.9cm" svg:y2="10.3cm">
            <text:p/>
          </draw:line>
          <draw:line draw:style-name="gr5" draw:text-style-name="P1" draw:layer="layout" svg:x1="7.7cm" svg:y1="10.3cm" svg:x2="8.5cm" svg:y2="11.5cm">
            <text:p/>
          </draw:line>
        </draw:g>
        <draw:g>
          <draw:g>
            <draw:line draw:style-name="gr5" draw:text-style-name="P1" draw:layer="layout" svg:x1="0.9cm" svg:y1="21.9cm" svg:x2="19.7cm" svg:y2="21.9cm">
              <text:p/>
            </draw:line>
            <draw:line draw:style-name="gr5" draw:text-style-name="P1" draw:layer="layout" svg:x1="19.7cm" svg:y1="21.9cm" svg:x2="19.7cm" svg:y2="9.1cm">
              <text:p/>
            </draw:line>
            <draw:line draw:style-name="gr5" draw:text-style-name="P1" draw:layer="layout" svg:x1="0.9cm" svg:y1="21.9cm" svg:x2="0.9cm" svg:y2="9.1cm">
              <text:p/>
            </draw:line>
            <draw:line draw:style-name="gr5" draw:text-style-name="P1" draw:layer="layout" svg:x1="19.7cm" svg:y1="9.1cm" svg:x2="0.9cm" svg:y2="9.1cm">
              <text:p/>
            </draw:line>
          </draw:g>
          <draw:line draw:style-name="gr7" draw:text-style-name="P1" draw:layer="layout" svg:x1="6.5cm" svg:y1="9.1cm" svg:x2="6.5cm" svg:y2="21.9cm">
            <text:p/>
          </draw:line>
          <draw:line draw:style-name="gr7" draw:text-style-name="P1" draw:layer="layout" svg:x1="13.7cm" svg:y1="9.1cm" svg:x2="13.7cm" svg:y2="21.9cm">
            <text:p/>
          </draw:line>
        </draw:g>
        <draw:g>
          <draw:custom-shape draw:style-name="gr8" draw:text-style-name="P1" draw:layer="layout" svg:width="0.8cm" svg:height="0.8cm" svg:x="15.3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9" draw:text-style-name="P1" draw:layer="layout" svg:width="1.6cm" svg:height="1.6cm" draw:transform="rotate (1.5707963267949) translate (14.1cm 11.5cm)" draw:kind="arc" draw:start-angle="270.04" draw:end-angle="179.29">
            <text:p/>
          </draw:circle>
          <draw:circle draw:style-name="gr9" draw:text-style-name="P1" draw:layer="layout" svg:width="1.6cm" svg:height="1.6cm" draw:transform="rotate (-1.5707963267949) translate (16.5cm 10.7cm)" draw:kind="arc" draw:start-angle="270.04" draw:end-angle="179.29">
            <text:p/>
          </draw:circle>
          <draw:custom-shape draw:style-name="gr8" draw:text-style-name="P1" draw:layer="layout" svg:width="0.8cm" svg:height="0.8cm" svg:x="14.5cm" svg:y="1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1-12-02T17:12:57.787000000</dc:date>
    <meta:editing-duration>PT7H6M58S</meta:editing-duration>
    <meta:editing-cycles>49</meta:editing-cycles>
    <meta:generator>LibreOffice/7.0.4.2$Windows_X86_64 LibreOffice_project/dcf040e67528d9187c66b2379df5ea4407429775</meta:generator>
    <meta:document-statistic meta:object-count="419"/>
  </office:meta>
</office:document-meta>
</file>